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4pt"/>
    </style:style>
    <style:style style:name="co4" style:family="table-column">
      <style:table-column-properties fo:break-before="auto" style:column-width="95.44pt"/>
    </style:style>
    <style:style style:name="co5" style:family="table-column">
      <style:table-column-properties fo:break-before="auto" style:column-width="126.4pt"/>
    </style:style>
    <style:style style:name="co6" style:family="table-column">
      <style:table-column-properties fo:break-before="auto" style:column-width="104.54pt"/>
    </style:style>
    <style:style style:name="co7" style:family="table-column">
      <style:table-column-properties fo:break-before="auto" style:column-width="87.31pt"/>
    </style:style>
    <style:style style:name="co8" style:family="table-column">
      <style:table-column-properties fo:break-before="auto" style:column-width="110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fo:padding="2.01pt"/>
    </style:style>
    <style:style style:name="ce2" style:family="table-cell" style:parent-style-name="Default">
      <style:table-cell-properties fo:padding="2.01pt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66ff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33ff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ff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33ff99"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99ffff"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diagonal-bl-tr="none" style:diagonal-tl-br="none" fo:border="0.06pt solid #000000" fo:padding="2.01pt" style:rotation-align="none"/>
    </style:style>
    <style:style style:name="ce14" style:family="table-cell" style:parent-style-name="Default" style:data-style-name="N122">
      <style:table-cell-properties fo:background-color="#ffff99" style:diagonal-bl-tr="none" style:diagonal-tl-br="none" fo:border="0.06pt solid #000000" fo:padding="2.01pt" style:rotation-align="none"/>
    </style:style>
    <style:style style:name="ce15" style:family="table-cell" style:parent-style-name="Default" style:data-style-name="N122">
      <style:table-cell-properties fo:background-color="#66ff99" style:diagonal-bl-tr="none" style:diagonal-tl-br="none" fo:border="0.06pt solid #000000" fo:padding="2.01pt" style:rotation-align="none"/>
    </style:style>
    <style:style style:name="ce16" style:family="table-cell" style:parent-style-name="Default">
      <style:table-cell-properties fo:background-color="#66ffff" style:diagonal-bl-tr="none" style:diagonal-tl-br="none" fo:border="0.06pt solid #000000" fo:padding="2.01pt" style:rotation-align="none"/>
    </style:style>
    <style:style style:name="ce17" style:family="table-cell" style:parent-style-name="Default" style:data-style-name="N122">
      <style:table-cell-properties fo:background-color="#33ff99" style:diagonal-bl-tr="none" style:diagonal-tl-br="none" fo:border="0.06pt solid #000000" fo:padding="2.01pt" style:rotation-align="none"/>
    </style:style>
    <style:style style:name="ce18" style:family="table-cell" style:parent-style-name="Default" style:data-style-name="N122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2">
      <style:table-cell-properties fo:background-color="#ffff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ffff" style:diagonal-bl-tr="none" style:diagonal-tl-br="none" fo:border="0.06pt solid #000000" fo:padding="2.01pt" style:rotation-align="none"/>
    </style:style>
    <style:style style:name="ce21" style:family="table-cell" style:parent-style-name="Default" style:data-style-name="N122">
      <style:table-cell-properties fo:background-color="#33ff99"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99ffff" style:text-align-source="fix" style:repeat-content="false" fo:border="0.06pt solid #000000" fo:padding="2.01pt" style:vertical-align="middle"/>
      <style:paragraph-properties fo:text-align="center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="0.06pt solid #000000"/>
    </style:style>
    <style:style style:name="ce25" style:family="table-cell" style:parent-style-name="Default" style:data-style-name="N0">
      <style:table-cell-properties style:diagonal-bl-tr="none" style:diagonal-tl-br="none" fo:border="0.06pt solid #000000" fo:padding="2.01pt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fo:padding="2.01pt"/>
      <style:text-properties fo:color="#000000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2">
      <style:table-cell-properties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fo:padding="2.01pt" style:rotation-align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66ffff" fo:border="0.06pt solid #000000" fo:padding="2.01pt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O2:Sheet1.P46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2" table:number-columns-repeated="3" table:default-cell-style-name="ce57"/>
        <table:table-column table:style-name="co4" table:default-cell-style-name="ce5"/>
        <table:table-column table:style-name="co2" table:number-columns-repeated="3" table:default-cell-style-name="ce27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74"/>
        <table:table-column table:style-name="co8" table:default-cell-style-name="ce3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CENA</text:p>
          </table:table-cell>
          <table:covered-table-cell table:style-name="ce1"/>
          <table:table-cell table:style-name="ce56" office:value-type="string" calcext:value-type="string" table:number-columns-spanned="8" table:number-rows-spanned="1">
            <text:p>WYMIARY</text:p>
          </table:table-cell>
          <table:covered-table-cell table:number-columns-repeated="3" table:style-name="ce1"/>
          <table:covered-table-cell table:number-columns-repeated="3" table:style-name="ce57"/>
          <table:covered-table-cell table:style-name="ce1"/>
          <table:table-cell table:style-name="ce1" office:value-type="string" calcext:value-type="string" table:number-columns-spanned="2" table:number-rows-spanned="1">
            <text:p>WAGA</text:p>
          </table:table-cell>
          <table:covered-table-cell table:style-name="ce1"/>
          <table:table-cell table:style-name="ce37" office:value-type="string" calcext:value-type="string" table:number-columns-spanned="3" table:number-rows-spanned="1">
            <text:p>WYSYŁKA</text:p>
          </table:table-cell>
          <table:covered-table-cell table:number-columns-repeated="2" table:style-name="ce45"/>
        </table:table-row>
        <table:table-row table:style-name="ro1">
          <table:table-cell table:style-name="ce3" table:number-columns-repeated="11"/>
          <table:table-cell table:number-columns-repeated="3"/>
          <table:table-cell table:style-name="ce3"/>
          <table:table-cell/>
        </table:table-row>
        <table:table-row table:style-name="ro1">
          <table:table-cell table:style-name="ce2" table:number-columns-repeated="13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RODUKT</text:p>
          </table:table-cell>
          <table:table-cell table:style-name="ce3" office:value-type="string" calcext:value-type="string">
            <text:p>POLSKA</text:p>
          </table:table-cell>
          <table:table-cell table:style-name="ce3" office:value-type="string" calcext:value-type="string">
            <text:p>KANADYJSKA</text:p>
          </table:table-cell>
          <table:table-cell office:value-type="string" calcext:value-type="string" table:number-columns-spanned="4" table:number-rows-spanned="1">
            <text:p>POLSKA</text:p>
          </table:table-cell>
          <table:covered-table-cell table:number-columns-repeated="3" table:style-name="Default"/>
          <table:table-cell table:style-name="ce57" office:value-type="string" calcext:value-type="string" table:number-columns-spanned="4" table:number-rows-spanned="1">
            <text:p>KANADA</text:p>
          </table:table-cell>
          <table:covered-table-cell table:number-columns-repeated="3" table:style-name="ce57"/>
          <table:table-cell table:style-name="ce57" office:value-type="string" calcext:value-type="string">
            <text:p>POLSKA</text:p>
          </table:table-cell>
          <table:table-cell table:style-name="ce57" office:value-type="string" calcext:value-type="string">
            <text:p>KANADA</text:p>
          </table:table-cell>
          <table:table-cell table:style-name="ce57" office:value-type="string" calcext:value-type="string">
            <text:p>DO POLSKI</text:p>
          </table:table-cell>
          <table:table-cell table:style-name="ce3" office:value-type="string" calcext:value-type="string">
            <text:p>DO KANADY</text:p>
          </table:table-cell>
          <table:table-cell office:value-type="string" calcext:value-type="string">
            <text:p>W KANADZIE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Komody</text:p>
          </table:table-cell>
          <table:covered-table-cell table:number-columns-repeated="2" table:style-name="ce5"/>
          <table:table-cell table:style-name="ce3" office:value-type="string" calcext:value-type="string">
            <text:p>wys</text:p>
          </table:table-cell>
          <table:table-cell table:style-name="ce3" office:value-type="string" calcext:value-type="string">
            <text:p>szer</text:p>
          </table:table-cell>
          <table:table-cell table:style-name="ce3" office:value-type="string" calcext:value-type="string">
            <text:p>głb</text:p>
          </table:table-cell>
          <table:table-cell table:style-name="ce3" office:value-type="string" calcext:value-type="string">
            <text:p>objętość [cm3]</text:p>
          </table:table-cell>
          <table:table-cell table:style-name="ce3" office:value-type="string" calcext:value-type="string">
            <text:p>wys</text:p>
          </table:table-cell>
          <table:table-cell table:style-name="ce3" office:value-type="string" calcext:value-type="string">
            <text:p>szer</text:p>
          </table:table-cell>
          <table:table-cell table:style-name="ce3" office:value-type="string" calcext:value-type="string">
            <text:p>głb</text:p>
          </table:table-cell>
          <table:table-cell table:style-name="ce3" office:value-type="string" calcext:value-type="string">
            <text:p>objętość [cm3]</text:p>
          </table:table-cell>
          <table:table-cell office:value-type="string" calcext:value-type="string">
            <text:p>waga kanada [kg]</text:p>
          </table:table-cell>
          <table:table-cell office:value-type="string" calcext:value-type="string">
            <text:p>waga polska [kg]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komoda</text:p>
          </table:table-cell>
          <table:table-cell office:value-type="currency" office:currency="PLN" office:value="200" calcext:value-type="currency">
            <text:p>200.00 zł</text:p>
          </table:table-cell>
          <table:table-cell office:value-type="currency" office:currency="PLN" office:value="826" calcext:value-type="currency">
            <text:p>826.00 zł</text:p>
          </table:table-cell>
          <table:table-cell table:style-name="ce25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[.D6]*[.E6]*[.F6]" office:value-type="float" office:value="288000" calcext:value-type="float">
            <text:p>28800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8" calcext:value-type="float">
            <text:p>48</text:p>
          </table:table-cell>
          <table:table-cell table:formula="of:=[.H6]*[.I6]*[.J6]" office:value-type="float" office:value="285120" calcext:value-type="float">
            <text:p>285120</text:p>
          </table:table-cell>
          <table:table-cell table:style-name="ce5" table:formula="of:=84*0.4535" office:value-type="float" office:value="38.094" calcext:value-type="float">
            <text:p>38.094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960" calcext:value-type="float">
            <text:p>960</text:p>
          </table:table-cell>
          <table:table-cell table:style-name="ce75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komoda</text:p>
          </table:table-cell>
          <table:table-cell office:value-type="currency" office:currency="PLN" office:value="255" calcext:value-type="currency">
            <text:p>255.00 zł</text:p>
          </table:table-cell>
          <table:table-cell office:value-type="currency" office:currency="PLN" office:value="1728" calcext:value-type="currency">
            <text:p>1,728.00 zł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formula="of:=[.D7]*[.E7]*[.F7]" office:value-type="float" office:value="425040" calcext:value-type="float">
            <text:p>42504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71" calcext:value-type="float">
            <text:p>71</text:p>
          </table:table-cell>
          <table:table-cell table:formula="of:=[.H7]*[.I7]*[.J7]" office:value-type="float" office:value="554013" calcext:value-type="float">
            <text:p>554013</text:p>
          </table:table-cell>
          <table:table-cell table:style-name="ce34" office:value-type="float" office:value="54" calcext:value-type="float">
            <text:p>54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960" calcext:value-type="float">
            <text:p>96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komoda</text:p>
          </table:table-cell>
          <table:table-cell office:value-type="currency" office:currency="PLN" office:value="582" calcext:value-type="currency">
            <text:p>582.00 zł</text:p>
          </table:table-cell>
          <table:table-cell office:value-type="currency" office:currency="PLN" office:value="6000" calcext:value-type="currency">
            <text:p>6,000.00 zł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formula="of:=[.D8]*[.E8]*[.F8]" office:value-type="float" office:value="369600" calcext:value-type="float">
            <text:p>369600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7" calcext:value-type="float">
            <text:p>77</text:p>
          </table:table-cell>
          <table:table-cell table:formula="of:=[.H8]*[.I8]*[.J8]" office:value-type="float" office:value="807884" calcext:value-type="float">
            <text:p>80788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komoda/sekretarzyk</text:p>
          </table:table-cell>
          <table:table-cell office:value-type="currency" office:currency="PLN" office:value="499" calcext:value-type="currency">
            <text:p>499.00 zł</text:p>
          </table:table-cell>
          <table:table-cell office:value-type="currency" office:currency="PLN" office:value="1900" calcext:value-type="currency">
            <text:p>1,900.00 zł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formula="of:=[.D9]*[.E9]*[.F9]" office:value-type="float" office:value="297600" calcext:value-type="float">
            <text:p>297600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0" calcext:value-type="float">
            <text:p>60</text:p>
          </table:table-cell>
          <table:table-cell table:formula="of:=[.H9]*[.I9]*[.J9]" office:value-type="float" office:value="489720" calcext:value-type="float">
            <text:p>489720</text:p>
          </table:table-cell>
          <table:table-cell table:style-name="ce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60" calcext:value-type="float">
            <text:p>9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6" office:value-type="string" calcext:value-type="string">
            <text:p>razem</text:p>
          </table:table-cell>
          <table:table-cell table:style-name="ce14" table:formula="of:=SUM([.B6:.B9])" office:value-type="currency" office:currency="PLN" office:value="1536" calcext:value-type="currency">
            <text:p>1,536.00 zł</text:p>
          </table:table-cell>
          <table:table-cell table:style-name="ce14" table:formula="of:=SUM([.C6:.C9])" office:value-type="currency" office:currency="PLN" office:value="10454" calcext:value-type="currency">
            <text:p>10,454.00 zł</text:p>
          </table:table-cell>
          <table:table-cell table:style-name="ce6" table:number-columns-repeated="3"/>
          <table:table-cell table:style-name="ce6" table:formula="of:=[.G6]+[.G7]+[.G8]+[.G9]" office:value-type="float" office:value="1380240" calcext:value-type="float">
            <text:p>1380240</text:p>
          </table:table-cell>
          <table:table-cell table:style-name="ce6" table:number-columns-repeated="9"/>
        </table:table-row>
        <table:table-row table:style-name="ro1">
          <table:table-cell table:style-name="ce7" office:value-type="string" calcext:value-type="string">
            <text:p>średnia</text:p>
          </table:table-cell>
          <table:table-cell table:style-name="ce15" table:formula="of:=[.B10]/4" office:value-type="currency" office:currency="PLN" office:value="384" calcext:value-type="currency">
            <text:p>384.00 zł</text:p>
          </table:table-cell>
          <table:table-cell table:style-name="ce15" table:formula="of:=[.C10]/4" office:value-type="currency" office:currency="PLN" office:value="2613.5" calcext:value-type="currency">
            <text:p>2,613.50 zł</text:p>
          </table:table-cell>
          <table:table-cell table:style-name="ce7" table:number-columns-repeated="3"/>
          <table:table-cell table:style-name="ce7" table:formula="of:=([.G6]+[.G7]+[.G8]+[.G9])/4" office:value-type="float" office:value="345060" calcext:value-type="float">
            <text:p>345060</text:p>
          </table:table-cell>
          <table:table-cell table:style-name="ce9" table:number-columns-repeated="3"/>
          <table:table-cell table:style-name="ce7" table:formula="of:=([.K6]+[.K7]+[.K8]+[.K9])/4" office:value-type="float" office:value="534184.25" calcext:value-type="float">
            <text:p>534184.25</text:p>
          </table:table-cell>
          <table:table-cell table:style-name="ce7" table:formula="of:=([.L6]+[.L7]+[.L8]+[.L9])/4" office:value-type="float" office:value="44.2735" calcext:value-type="float">
            <text:p>44.2735</text:p>
          </table:table-cell>
          <table:table-cell table:style-name="ce7" table:formula="of:=([.M6]+[.M7]+[.M8]+[.M9])/4" office:value-type="float" office:value="43.75" calcext:value-type="float">
            <text:p>43.75</text:p>
          </table:table-cell>
          <table:table-cell table:style-name="ce7" table:formula="of:=([.N6]+[.N7]+[.N8]+[.N9])/4" office:value-type="float" office:value="69" calcext:value-type="float">
            <text:p>69</text:p>
          </table:table-cell>
          <table:table-cell table:style-name="ce7" table:formula="of:=([.O6]+[.O7]+[.O8]+[.O9])/4" office:value-type="float" office:value="960" calcext:value-type="float">
            <text:p>960</text:p>
          </table:table-cell>
          <table:table-cell table:style-name="ce7" table:formula="of:=([.P6]+[.P7]+[.P8]+[.P9])/4" office:value-type="float" office:value="414.25" calcext:value-type="float">
            <text:p>414.25</text:p>
          </table:table-cell>
        </table:table-row>
        <table:table-row table:style-name="ro1">
          <table:table-cell table:style-name="ce40" office:value-type="string" calcext:value-type="string">
            <text:p>stosunek CA/PL</text:p>
          </table:table-cell>
          <table:table-cell table:style-name="ce16" table:formula="of:=[.C11]/[.B11]" office:value-type="float" office:value="6.80598958333333" calcext:value-type="float" table:number-columns-spanned="2" table:number-rows-spanned="1">
            <text:p>6.80598958333333</text:p>
          </table:table-cell>
          <table:covered-table-cell table:style-name="ce16"/>
          <table:table-cell table:style-name="ce40" table:number-columns-repeated="9"/>
          <table:table-cell table:style-name="ce16"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Fotele</text:p>
          </table:table-cell>
          <table:covered-table-cell table:number-columns-repeated="2" table:style-name="ce5"/>
          <table:table-cell table:number-columns-repeated="4"/>
          <table:table-cell table:style-name="ce3" table:number-columns-repeated="3"/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fotel półokrągły</text:p>
          </table:table-cell>
          <table:table-cell office:value-type="currency" office:currency="PLN" office:value="193" calcext:value-type="currency">
            <text:p>193.00 zł</text:p>
          </table:table-cell>
          <table:table-cell office:value-type="currency" office:currency="PLN" office:value="640" calcext:value-type="currency">
            <text:p>640.00 zł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formula="of:=[.D14]*[.E14]*[.F14]" office:value-type="float" office:value="392768" calcext:value-type="float">
            <text:p>39276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9" calcext:value-type="float">
            <text:p>79</text:p>
          </table:table-cell>
          <table:table-cell table:formula="of:=[.H14]*[.I14]*[.J14]" office:value-type="float" office:value="376040" calcext:value-type="float">
            <text:p>37604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60" calcext:value-type="float">
            <text:p>9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otel nowoczesny</text:p>
          </table:table-cell>
          <table:table-cell office:value-type="currency" office:currency="PLN" office:value="459" calcext:value-type="currency">
            <text:p>459.00 zł</text:p>
          </table:table-cell>
          <table:table-cell office:value-type="currency" office:currency="PLN" office:value="1990" calcext:value-type="currency">
            <text:p>1,990.00 zł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D15]*[.E15]*[.F15]" office:value-type="float" office:value="49786" calcext:value-type="float">
            <text:p>4978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6" calcext:value-type="float">
            <text:p>56</text:p>
          </table:table-cell>
          <table:table-cell table:formula="of:=[.H15]*[.I15]*[.J15]" office:value-type="float" office:value="255024" calcext:value-type="float">
            <text:p>25502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960" calcext:value-type="float">
            <text:p>9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otel finski</text:p>
          </table:table-cell>
          <table:table-cell office:value-type="currency" office:currency="PLN" office:value="100" calcext:value-type="currency">
            <text:p>100.00 zł</text:p>
          </table:table-cell>
          <table:table-cell office:value-type="currency" office:currency="PLN" office:value="463" calcext:value-type="currency">
            <text:p>463.00 zł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table:formula="of:=[.D16]*[.E16]*[.F16]" office:value-type="float" office:value="397188" calcext:value-type="float">
            <text:p>39718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0" calcext:value-type="float">
            <text:p>100</text:p>
          </table:table-cell>
          <table:table-cell table:formula="of:=[.H16]*[.I16]*[.J16]" office:value-type="float" office:value="572700" calcext:value-type="float">
            <text:p>57270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60" calcext:value-type="float">
            <text:p>96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otel skóra</text:p>
          </table:table-cell>
          <table:table-cell office:value-type="currency" office:currency="PLN" office:value="2789" calcext:value-type="currency">
            <text:p>2,789.00 zł</text:p>
          </table:table-cell>
          <table:table-cell office:value-type="currency" office:currency="PLN" office:value="5679" calcext:value-type="currency">
            <text:p>5,679.00 zł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table:formula="of:=[.D17]*[.E17]*[.F17]" office:value-type="float" office:value="297600" calcext:value-type="float">
            <text:p>297600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1" calcext:value-type="float">
            <text:p>91</text:p>
          </table:table-cell>
          <table:table-cell table:formula="of:=[.H17]*[.I17]*[.J17]" office:value-type="float" office:value="615524" calcext:value-type="float">
            <text:p>615524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60" calcext:value-type="float">
            <text:p>96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otel pikowany</text:p>
          </table:table-cell>
          <table:table-cell office:value-type="currency" office:currency="PLN" office:value="1749" calcext:value-type="currency">
            <text:p>1,749.00 zł</text:p>
          </table:table-cell>
          <table:table-cell office:value-type="currency" office:currency="PLN" office:value="5943" calcext:value-type="currency">
            <text:p>5,943.00 zł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table:formula="of:=[.D18]*[.E18]*[.F18]" office:value-type="float" office:value="1010240" calcext:value-type="float">
            <text:p>1010240</text:p>
          </table:table-cell>
          <table:table-cell table:style-name="ce31" office:value-type="float" office:value="137" calcext:value-type="float">
            <text:p>137</text:p>
          </table:table-cell>
          <table:table-cell table:style-name="ce33" office:value-type="float" office:value="101" calcext:value-type="float">
            <text:p>101</text:p>
          </table:table-cell>
          <table:table-cell table:style-name="ce31" office:value-type="float" office:value="76" calcext:value-type="float">
            <text:p>76</text:p>
          </table:table-cell>
          <table:table-cell table:formula="of:=[.H18]*[.I18]*[.J18]" office:value-type="float" office:value="1051612" calcext:value-type="float">
            <text:p>10516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960" calcext:value-type="float">
            <text:p>96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style-name="ce6" office:value-type="string" calcext:value-type="string">
            <text:p>razem</text:p>
          </table:table-cell>
          <table:table-cell table:style-name="ce14" table:formula="of:=SUM([.B14:.B18])" office:value-type="currency" office:currency="PLN" office:value="5290" calcext:value-type="currency">
            <text:p>5,290.00 zł</text:p>
          </table:table-cell>
          <table:table-cell table:style-name="ce14" table:formula="of:=SUM([.C14:.C18])" office:value-type="currency" office:currency="PLN" office:value="14715" calcext:value-type="currency">
            <text:p>14,715.00 zł</text:p>
          </table:table-cell>
          <table:table-cell table:style-name="ce6" table:number-columns-repeated="3"/>
          <table:table-cell table:style-name="ce6" table:formula="of:=[.G15]+[.G16]+[.G17]+[.G18]" office:value-type="float" office:value="1754814" calcext:value-type="float">
            <text:p>1754814</text:p>
          </table:table-cell>
          <table:table-cell table:style-name="ce6" table:number-columns-repeated="9"/>
        </table:table-row>
        <table:table-row table:style-name="ro1">
          <table:table-cell table:style-name="ce9" office:value-type="string" calcext:value-type="string">
            <text:p>średnia</text:p>
          </table:table-cell>
          <table:table-cell table:style-name="ce17" table:formula="of:=[.B19]/5" office:value-type="currency" office:currency="PLN" office:value="1058" calcext:value-type="currency">
            <text:p>1,058.00 zł</text:p>
          </table:table-cell>
          <table:table-cell table:style-name="ce17" table:formula="of:=[.C19]/5" office:value-type="currency" office:currency="PLN" office:value="2943" calcext:value-type="currency">
            <text:p>2,943.00 zł</text:p>
          </table:table-cell>
          <table:table-cell table:style-name="ce9" table:number-columns-repeated="3"/>
          <table:table-cell table:style-name="ce7" table:formula="of:=([.G15]+[.G16]+[.G17]+[.G18])/4" office:value-type="float" office:value="438703.5" calcext:value-type="float">
            <text:p>438703.5</text:p>
          </table:table-cell>
          <table:table-cell table:style-name="ce9" table:number-columns-repeated="3"/>
          <table:table-cell table:style-name="ce7" table:formula="of:=([.K15]+[.K16]+[.K17]+[.K18])/4" office:value-type="float" office:value="623715" calcext:value-type="float">
            <text:p>623715</text:p>
          </table:table-cell>
          <table:table-cell table:style-name="ce7" table:formula="of:=([.L15]+[.L16]+[.L17]+[.L18])/4" office:value-type="float" office:value="21.25" calcext:value-type="float">
            <text:p>21.25</text:p>
          </table:table-cell>
          <table:table-cell table:style-name="ce7" table:formula="of:=([.M15]+[.M16]+[.M17]+[.M18])/4" office:value-type="float" office:value="19.25" calcext:value-type="float">
            <text:p>19.25</text:p>
          </table:table-cell>
          <table:table-cell table:style-name="ce7" table:formula="of:=([.N15]+[.N16]+[.N17]+[.N18])/4" office:value-type="float" office:value="51.5" calcext:value-type="float">
            <text:p>51.5</text:p>
          </table:table-cell>
          <table:table-cell table:style-name="ce7" table:formula="of:=([.O15]+[.O16]+[.O17]+[.O18])/4" office:value-type="float" office:value="960" calcext:value-type="float">
            <text:p>960</text:p>
          </table:table-cell>
          <table:table-cell table:style-name="ce7" table:formula="of:=([.P15]+[.P16]+[.P17]+[.P18])/4" office:value-type="float" office:value="408" calcext:value-type="float">
            <text:p>408</text:p>
          </table:table-cell>
        </table:table-row>
        <table:table-row table:style-name="ro1">
          <table:table-cell table:style-name="ce40" office:value-type="string" calcext:value-type="string">
            <text:p>stosunek CA/PL</text:p>
          </table:table-cell>
          <table:table-cell table:style-name="ce16" table:formula="of:=[.C20]/[.B20]" office:value-type="float" office:value="2.78166351606805" calcext:value-type="float" table:number-columns-spanned="2" table:number-rows-spanned="1">
            <text:p>2.78166351606805</text:p>
          </table:table-cell>
          <table:covered-table-cell table:style-name="ce16"/>
          <table:table-cell table:style-name="ce40" table:number-columns-repeated="9"/>
          <table:table-cell table:style-name="ce16"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ofy</text:p>
          </table:table-cell>
          <table:covered-table-cell table:number-columns-repeated="2" table:style-name="ce5"/>
          <table:table-cell table:number-columns-repeated="11"/>
          <table:table-cell table:style-name="ce3"/>
          <table:table-cell/>
        </table:table-row>
        <table:table-row table:style-name="ro1">
          <table:table-cell office:value-type="string" calcext:value-type="string">
            <text:p>sofa</text:p>
          </table:table-cell>
          <table:table-cell office:value-type="currency" office:currency="PLN" office:value="1000" calcext:value-type="currency">
            <text:p>1,000.00 zł</text:p>
          </table:table-cell>
          <table:table-cell office:value-type="currency" office:currency="PLN" office:value="3828" calcext:value-type="currency">
            <text:p>3,828.00 zł</text:p>
          </table:table-cell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formula="of:=[.D23]*[.E23]*[.F23]" office:value-type="float" office:value="1256976" calcext:value-type="float">
            <text:p>1256976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[.H23]*[.I23]*[.J23]" office:value-type="float" office:value="1819872" calcext:value-type="float">
            <text:p>181987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18" calcext:value-type="float">
            <text:p>218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ofa pikowana</text:p>
          </table:table-cell>
          <table:table-cell office:value-type="currency" office:currency="PLN" office:value="3000" calcext:value-type="currency">
            <text:p>3,000.00 zł</text:p>
          </table:table-cell>
          <table:table-cell office:value-type="currency" office:currency="PLN" office:value="7506" calcext:value-type="currency">
            <text:p>7,506.00 zł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formula="of:=[.D24]*[.E24]*[.F24]" office:value-type="float" office:value="1286250" calcext:value-type="float">
            <text:p>12862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H24]*[.I24]*[.J24]" office:value-type="float" office:value="857500" calcext:value-type="float">
            <text:p>857500</text:p>
          </table:table-cell>
          <table:table-cell table:style-name="ce35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sofa skora/2-os</text:p>
          </table:table-cell>
          <table:table-cell office:value-type="currency" office:currency="PLN" office:value="5350" calcext:value-type="currency">
            <text:p>5,350.00 zł</text:p>
          </table:table-cell>
          <table:table-cell office:value-type="currency" office:currency="PLN" office:value="7730" calcext:value-type="currency">
            <text:p>7,730.00 zł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formula="of:=[.D25]*[.E25]*[.F25]" office:value-type="float" office:value="738720" calcext:value-type="float">
            <text:p>738720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formula="of:=[.H25]*[.I25]*[.J25]" office:value-type="float" office:value="1595880" calcext:value-type="float">
            <text:p>1595880</text:p>
          </table:table-cell>
          <table:table-cell office:value-type="float" office:value="63.5" calcext:value-type="float">
            <text:p>63.5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string" calcext:value-type="string">
            <text:p>narożnik</text:p>
          </table:table-cell>
          <table:table-cell office:value-type="currency" office:currency="PLN" office:value="2399" calcext:value-type="currency">
            <text:p>2,399.00 zł</text:p>
          </table:table-cell>
          <table:table-cell office:value-type="currency" office:currency="PLN" office:value="3991" calcext:value-type="currency">
            <text:p>3,991.00 zł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table:formula="of:=[.D26]*[.E26]*[.F26]" office:value-type="float" office:value="2887500" calcext:value-type="float">
            <text:p>288750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80" calcext:value-type="float">
            <text:p>80</text:p>
          </table:table-cell>
          <table:table-cell table:formula="of:=[.H26]*[.I26]*[.J26]" office:value-type="float" office:value="4346000" calcext:value-type="float">
            <text:p>43460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900" calcext:value-type="float">
            <text:p>190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ofa set</text:p>
          </table:table-cell>
          <table:table-cell table:style-name="ce18" office:value-type="currency" office:currency="PLN" office:value="6900" calcext:value-type="currency">
            <text:p>6,900.00 zł</text:p>
          </table:table-cell>
          <table:table-cell table:style-name="ce18" office:value-type="currency" office:currency="PLN" office:value="25000" calcext:value-type="currency">
            <text:p>25,000.00 zł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[.D27]*[.E27]*[.F27]" office:value-type="float" office:value="1404000" calcext:value-type="float">
            <text:p>140400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27]*[.I27]*[.J27]" office:value-type="float" office:value="1920000" calcext:value-type="float">
            <text:p>192000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style-name="ce6" office:value-type="string" calcext:value-type="string">
            <text:p>razem</text:p>
          </table:table-cell>
          <table:table-cell table:style-name="ce19" table:formula="of:=[.B23]+[.B24]+[.B25]+[.B26]+[.B27]" office:value-type="currency" office:currency="PLN" office:value="18649" calcext:value-type="currency">
            <text:p>18,649.00 zł</text:p>
          </table:table-cell>
          <table:table-cell table:style-name="ce19" table:formula="of:=[.C23]+[.C24]+[.C25]+[.C26]+[.C27]" office:value-type="currency" office:currency="PLN" office:value="48055" calcext:value-type="currency">
            <text:p>48,055.00 zł</text:p>
          </table:table-cell>
          <table:table-cell table:style-name="ce6" table:number-columns-repeated="3"/>
          <table:table-cell table:style-name="ce6" table:formula="of:=[.G24]+[.G25]+[.G26]+[.G27]" office:value-type="float" office:value="6316470" calcext:value-type="float">
            <text:p>6316470</text:p>
          </table:table-cell>
          <table:table-cell table:style-name="ce6" table:number-columns-repeated="9"/>
        </table:table-row>
        <table:table-row table:style-name="ro1">
          <table:table-cell table:style-name="ce9" office:value-type="string" calcext:value-type="string">
            <text:p>średnia</text:p>
          </table:table-cell>
          <table:table-cell table:style-name="ce17" table:formula="of:=[.B28]/5" office:value-type="currency" office:currency="PLN" office:value="3729.8" calcext:value-type="currency">
            <text:p>3,729.80 zł</text:p>
          </table:table-cell>
          <table:table-cell table:style-name="ce17" table:formula="of:=[.C28]/5" office:value-type="currency" office:currency="PLN" office:value="9611" calcext:value-type="currency">
            <text:p>9,611.00 zł</text:p>
          </table:table-cell>
          <table:table-cell table:style-name="ce9" table:number-columns-repeated="3"/>
          <table:table-cell table:style-name="ce7" table:formula="of:=([.G24]+[.G25]+[.G26]+[.G27])/4" office:value-type="float" office:value="1579117.5" calcext:value-type="float">
            <text:p>1579117.5</text:p>
          </table:table-cell>
          <table:table-cell table:style-name="ce9" table:number-columns-repeated="3"/>
          <table:table-cell table:style-name="ce7" table:formula="of:=([.K24]+[.K25]+[.K26]+[.K27])/4" office:value-type="float" office:value="2179845" calcext:value-type="float">
            <text:p>2179845</text:p>
          </table:table-cell>
          <table:table-cell table:style-name="ce7" table:formula="of:=([.L24]+[.L25]+[.L26]+[.L27])/4" office:value-type="float" office:value="112.125" calcext:value-type="float">
            <text:p>112.125</text:p>
          </table:table-cell>
          <table:table-cell table:style-name="ce7" table:formula="of:=([.M24]+[.M25]+[.M26]+[.M27])/4" office:value-type="float" office:value="115" calcext:value-type="float">
            <text:p>115</text:p>
          </table:table-cell>
          <table:table-cell table:style-name="ce7" table:formula="of:=([.N24]+[.N25]+[.N26]+[.N27])/4" office:value-type="float" office:value="480" calcext:value-type="float">
            <text:p>480</text:p>
          </table:table-cell>
          <table:table-cell table:style-name="ce7" table:formula="of:=([.O24]+[.O25]+[.O26]+[.O27])/4" office:value-type="float" office:value="1225" calcext:value-type="float">
            <text:p>1225</text:p>
          </table:table-cell>
          <table:table-cell table:style-name="ce7" table:formula="of:=([.P24]+[.P25]+[.P26]+[.P27])/4" office:value-type="float" office:value="1606.25" calcext:value-type="float">
            <text:p>1606.25</text:p>
          </table:table-cell>
        </table:table-row>
        <table:table-row table:style-name="ro1">
          <table:table-cell table:style-name="ce40" office:value-type="string" calcext:value-type="string">
            <text:p>stosunek CA/PL</text:p>
          </table:table-cell>
          <table:table-cell table:style-name="ce16" table:formula="of:=[.C29]/[.B29]" office:value-type="float" office:value="2.57681377017534" calcext:value-type="float" table:number-columns-spanned="2" table:number-rows-spanned="1">
            <text:p>2.57681377017534</text:p>
          </table:table-cell>
          <table:covered-table-cell table:style-name="ce40"/>
          <table:table-cell table:style-name="ce40" table:number-columns-repeated="10"/>
          <table:table-cell table:style-name="ce16"/>
          <table:table-cell table:style-name="ce40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Stoły </text:p>
          </table:table-cell>
          <table:covered-table-cell table:number-columns-repeated="2" table:style-name="ce5"/>
          <table:table-cell table:style-name="ce26" table:number-columns-repeated="3"/>
          <table:table-cell table:number-columns-repeated="8"/>
          <table:table-cell table:style-name="ce3"/>
          <table:table-cell/>
        </table:table-row>
        <table:table-row table:style-name="ro1">
          <table:table-cell office:value-type="string" calcext:value-type="string">
            <text:p>stolik pod TV</text:p>
          </table:table-cell>
          <table:table-cell office:value-type="currency" office:currency="PLN" office:value="310" calcext:value-type="currency">
            <text:p>310.00 zł</text:p>
          </table:table-cell>
          <table:table-cell office:value-type="currency" office:currency="PLN" office:value="1370" calcext:value-type="currency">
            <text:p>1,370.00 zł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D32]*[.E32]*[.F32]" office:value-type="float" office:value="157500" calcext:value-type="float">
            <text:p>15750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formula="of:=[.H32]*[.I32]*[.J32]" office:value-type="float" office:value="270000" calcext:value-type="float">
            <text:p>2700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  <table:table-cell office:value-type="float" office:value="960" calcext:value-type="float">
            <text:p>96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stolik kawowy</text:p>
          </table:table-cell>
          <table:table-cell office:value-type="currency" office:currency="PLN" office:value="110" calcext:value-type="currency">
            <text:p>110.00 zł</text:p>
          </table:table-cell>
          <table:table-cell office:value-type="currency" office:currency="PLN" office:value="706" calcext:value-type="currency">
            <text:p>706.00 zł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[.D33]*[.E33]*[.F33]" office:value-type="float" office:value="207900" calcext:value-type="float">
            <text:p>207900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66" calcext:value-type="float">
            <text:p>66</text:p>
          </table:table-cell>
          <table:table-cell table:formula="of:=[.H33]*[.I33]*[.J33]" office:value-type="float" office:value="278784" calcext:value-type="float">
            <text:p>27878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ół dębowy</text:p>
          </table:table-cell>
          <table:table-cell office:value-type="currency" office:currency="PLN" office:value="4279" calcext:value-type="currency">
            <text:p>4,279.00 zł</text:p>
          </table:table-cell>
          <table:table-cell office:value-type="currency" office:currency="PLN" office:value="6072" calcext:value-type="currency">
            <text:p>6,072.00 zł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formula="of:=[.D34]*[.E34]*[.F34]" office:value-type="float" office:value="1231200" calcext:value-type="float">
            <text:p>123120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formula="of:=[.H34]*[.I34]*[.J34]" office:value-type="float" office:value="1231200" calcext:value-type="float">
            <text:p>12312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960" calcext:value-type="float">
            <text:p>96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stół dębowy-jadalnia</text:p>
          </table:table-cell>
          <table:table-cell office:value-type="currency" office:currency="PLN" office:value="1050" calcext:value-type="currency">
            <text:p>1,050.00 zł</text:p>
          </table:table-cell>
          <table:table-cell office:value-type="currency" office:currency="PLN" office:value="5000" calcext:value-type="currency">
            <text:p>5,000.00 zł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D35]*[.E35]*[.F35]" office:value-type="float" office:value="384000" calcext:value-type="float">
            <text:p>384000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formula="of:=[.H35]*[.I35]*[.J35]" office:value-type="float" office:value="1051232" calcext:value-type="float">
            <text:p>10512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60" calcext:value-type="float">
            <text:p>96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stół jadalniany</text:p>
          </table:table-cell>
          <table:table-cell office:value-type="currency" office:currency="PLN" office:value="1200" calcext:value-type="currency">
            <text:p>1,200.00 zł</text:p>
          </table:table-cell>
          <table:table-cell office:value-type="currency" office:currency="PLN" office:value="6100" calcext:value-type="currency">
            <text:p>6,100.00 zł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formula="of:=[.D36]*[.E36]*[.F36]" office:value-type="float" office:value="1404000" calcext:value-type="float">
            <text:p>1404000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formula="of:=[.H36]*[.I36]*[.J36]" office:value-type="float" office:value="1218432" calcext:value-type="float">
            <text:p>121843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75" office:value-type="float" office:value="960" calcext:value-type="float">
            <text:p>960</text:p>
          </table:table-cell>
          <table:table-cell table:style-name="ce1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stolik nocny</text:p>
          </table:table-cell>
          <table:table-cell office:value-type="currency" office:currency="PLN" office:value="140" calcext:value-type="currency">
            <text:p>140.00 zł</text:p>
          </table:table-cell>
          <table:table-cell office:value-type="currency" office:currency="PLN" office:value="952" calcext:value-type="currency">
            <text:p>952.00 zł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[.D37]*[.E37]*[.F37]" office:value-type="float" office:value="82320" calcext:value-type="float">
            <text:p>8232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[.H37]*[.I37]*[.J37]" office:value-type="float" office:value="112240" calcext:value-type="float">
            <text:p>11224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ce75" office:value-type="float" office:value="960" calcext:value-type="float">
            <text:p>960</text:p>
          </table:table-cell>
          <table:table-cell table:style-name="ce1" office:value-type="float" office:value="350" calcext:value-type="float">
            <text:p>350</text:p>
          </table:table-cell>
        </table:table-row>
        <table:table-row table:style-name="ro1">
          <table:table-cell table:style-name="ce6" office:value-type="string" calcext:value-type="string">
            <text:p>razem</text:p>
          </table:table-cell>
          <table:table-cell table:style-name="ce14" table:formula="of:=SUM([.B32:.B37])" office:value-type="currency" office:currency="PLN" office:value="7089" calcext:value-type="currency">
            <text:p>7,089.00 zł</text:p>
          </table:table-cell>
          <table:table-cell table:style-name="ce14" table:formula="of:=SUM([.C32:.C37])" office:value-type="currency" office:currency="PLN" office:value="20200" calcext:value-type="currency">
            <text:p>20,200.00 zł</text:p>
          </table:table-cell>
          <table:table-cell table:style-name="ce6" table:number-columns-repeated="3"/>
          <table:table-cell table:style-name="ce6" table:formula="of:=[.G34]+[.G35]+[.G36]+[.G37]" office:value-type="float" office:value="3101520" calcext:value-type="float">
            <text:p>3101520</text:p>
          </table:table-cell>
          <table:table-cell table:style-name="ce6" table:number-columns-repeated="9"/>
        </table:table-row>
        <table:table-row table:style-name="ro1">
          <table:table-cell table:style-name="ce9" office:value-type="string" calcext:value-type="string">
            <text:p>średnia</text:p>
          </table:table-cell>
          <table:table-cell table:style-name="ce17" table:formula="of:=[.B38]/6" office:value-type="currency" office:currency="PLN" office:value="1181.5" calcext:value-type="currency">
            <text:p>1,181.50 zł</text:p>
          </table:table-cell>
          <table:table-cell table:style-name="ce17" table:formula="of:=[.C38]/6" office:value-type="currency" office:currency="PLN" office:value="3366.66666666667" calcext:value-type="currency">
            <text:p>3,366.67 zł</text:p>
          </table:table-cell>
          <table:table-cell table:style-name="ce9" table:number-columns-repeated="3"/>
          <table:table-cell table:style-name="ce7" table:formula="of:=([.G34]+[.G35]+[.G36]+[.G37])/4" office:value-type="float" office:value="775380" calcext:value-type="float">
            <text:p>775380</text:p>
          </table:table-cell>
          <table:table-cell table:style-name="ce9" table:number-columns-repeated="3"/>
          <table:table-cell table:style-name="ce7" table:formula="of:=([.K34]+[.K35]+[.K36]+[.K37])/4" office:value-type="float" office:value="903276" calcext:value-type="float">
            <text:p>903276</text:p>
          </table:table-cell>
          <table:table-cell table:style-name="ce7" table:formula="of:=([.L34]+[.L35]+[.L36]+[.L37])/4" office:value-type="float" office:value="38.75" calcext:value-type="float">
            <text:p>38.75</text:p>
          </table:table-cell>
          <table:table-cell table:style-name="ce7" table:formula="of:=([.M34]+[.M35]+[.M36]+[.M37])/4" office:value-type="float" office:value="45.5" calcext:value-type="float">
            <text:p>45.5</text:p>
          </table:table-cell>
          <table:table-cell table:style-name="ce7" table:formula="of:=([.N34]+[.N35]+[.N36]+[.N37])/4" office:value-type="float" office:value="94.25" calcext:value-type="float">
            <text:p>94.25</text:p>
          </table:table-cell>
          <table:table-cell table:style-name="ce7" table:formula="of:=([.O34]+[.O35]+[.O36]+[.O37])/4" office:value-type="float" office:value="960" calcext:value-type="float">
            <text:p>960</text:p>
          </table:table-cell>
          <table:table-cell table:style-name="ce7" table:formula="of:=([.P34]+[.P35]+[.P36]+[.P37])/4" office:value-type="float" office:value="1137.5" calcext:value-type="float">
            <text:p>1137.5</text:p>
          </table:table-cell>
        </table:table-row>
        <table:table-row table:style-name="ro1">
          <table:table-cell table:style-name="ce10" office:value-type="string" calcext:value-type="string">
            <text:p>stosunek CA/PL</text:p>
          </table:table-cell>
          <table:table-cell table:style-name="ce20" table:formula="of:=[.C39]/[.B39]" office:value-type="float" office:value="2.84948511778812" calcext:value-type="float" table:number-columns-spanned="2" table:number-rows-spanned="1">
            <text:p>2.84948511778812</text:p>
          </table:table-cell>
          <table:covered-table-cell table:style-name="ce20"/>
          <table:table-cell table:style-name="ce40" table:number-columns-repeated="3"/>
          <table:table-cell table:style-name="ce10"/>
          <table:table-cell table:style-name="ce40" table:number-columns-repeated="4"/>
          <table:table-cell table:style-name="ce10" table:number-columns-repeated="2"/>
          <table:table-cell table:style-name="ce16"/>
          <table:table-cell table:style-name="ce10"/>
          <table:table-cell table:style-name="ce16"/>
        </table:table-row>
        <table:table-row table:style-name="ro1">
          <table:table-cell office:value-type="string" calcext:value-type="string" table:number-columns-spanned="3" table:number-rows-spanned="1">
            <text:p>Łóżka</text:p>
          </table:table-cell>
          <table:covered-table-cell table:number-columns-repeated="2" table:style-name="ce5"/>
          <table:table-cell table:style-name="ce26" table:number-columns-repeated="3"/>
          <table:table-cell table:number-columns-repeated="7"/>
          <table:table-cell table:style-name="ce1"/>
          <table:table-cell table:style-name="ce57" table:number-columns-repeated="2"/>
        </table:table-row>
        <table:table-row table:style-name="ro1">
          <table:table-cell office:value-type="string" calcext:value-type="string">
            <text:p>łóżko tapicerowane</text:p>
          </table:table-cell>
          <table:table-cell office:value-type="currency" office:currency="PLN" office:value="1699" calcext:value-type="currency">
            <text:p>1,699.00 zł</text:p>
          </table:table-cell>
          <table:table-cell office:value-type="currency" office:currency="PLN" office:value="3747" calcext:value-type="currency">
            <text:p>3,747.00 zł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24" calcext:value-type="float">
            <text:p>224</text:p>
          </table:table-cell>
          <table:table-cell table:formula="of:=[.D42]*[.E42]*[.F42]" office:value-type="float" office:value="4468800" calcext:value-type="float">
            <text:p>4468800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office:value-type="float" office:value="226" calcext:value-type="float">
            <text:p>226</text:p>
          </table:table-cell>
          <table:table-cell table:formula="of:=[.H42]*[.I42]*[.J42]" office:value-type="float" office:value="4300780" calcext:value-type="float">
            <text:p>4300780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1322" calcext:value-type="float">
            <text:p>1322</text:p>
          </table:table-cell>
          <table:table-cell table:style-name="ce57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łóżko metalowe</text:p>
          </table:table-cell>
          <table:table-cell office:value-type="currency" office:currency="PLN" office:value="789" calcext:value-type="currency">
            <text:p>789.00 zł</text:p>
          </table:table-cell>
          <table:table-cell office:value-type="currency" office:currency="PLN" office:value="7773" calcext:value-type="currency">
            <text:p>7,773.00 zł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08" calcext:value-type="float">
            <text:p>208</text:p>
          </table:table-cell>
          <table:table-cell table:formula="of:=[.D43]*[.E43]*[.F43]" office:value-type="float" office:value="4215120" calcext:value-type="float">
            <text:p>4215120</text:p>
          </table:table-cell>
          <table:table-cell table:style-name="ce57" office:value-type="float" office:value="130" calcext:value-type="float">
            <text:p>130</text:p>
          </table:table-cell>
          <table:table-cell table:number-columns-repeated="2" table:style-name="ce57" office:value-type="float" office:value="213" calcext:value-type="float">
            <text:p>213</text:p>
          </table:table-cell>
          <table:table-cell table:formula="of:=[.H43]*[.I43]*[.J43]" office:value-type="float" office:value="5897970" calcext:value-type="float">
            <text:p>589797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1977" calcext:value-type="float">
            <text:p>1977</text:p>
          </table:table-cell>
          <table:table-cell table:style-name="ce57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łóżko białe</text:p>
          </table:table-cell>
          <table:table-cell office:value-type="currency" office:currency="PLN" office:value="1790" calcext:value-type="currency">
            <text:p>1,790.00 zł</text:p>
          </table:table-cell>
          <table:table-cell office:value-type="currency" office:currency="PLN" office:value="6819" calcext:value-type="currency">
            <text:p>6,819.00 zł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96.7" calcext:value-type="float">
            <text:p>196.7</text:p>
          </table:table-cell>
          <table:table-cell table:formula="of:=[.D44]*[.E44]*[.F44]" office:value-type="float" office:value="4545343.6" calcext:value-type="float">
            <text:p>4545343.6</text:p>
          </table:table-cell>
          <table:table-cell table:style-name="ce57" office:value-type="float" office:value="134" calcext:value-type="float">
            <text:p>134</text:p>
          </table:table-cell>
          <table:table-cell table:style-name="ce57" office:value-type="float" office:value="231" calcext:value-type="float">
            <text:p>231</text:p>
          </table:table-cell>
          <table:table-cell table:style-name="ce57" office:value-type="float" office:value="205" calcext:value-type="float">
            <text:p>205</text:p>
          </table:table-cell>
          <table:table-cell table:formula="of:=[.H44]*[.I44]*[.J44]" office:value-type="float" office:value="6345570" calcext:value-type="float">
            <text:p>634557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2037" calcext:value-type="float">
            <text:p>2037</text:p>
          </table:table-cell>
          <table:table-cell table:style-name="ce57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łóżko drewniane</text:p>
          </table:table-cell>
          <table:table-cell office:value-type="currency" office:currency="PLN" office:value="1321" calcext:value-type="currency">
            <text:p>1,321.00 zł</text:p>
          </table:table-cell>
          <table:table-cell office:value-type="currency" office:currency="PLN" office:value="3924" calcext:value-type="currency">
            <text:p>3,924.00 zł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212" calcext:value-type="float">
            <text:p>212</text:p>
          </table:table-cell>
          <table:table-cell table:formula="of:=[.D45]*[.E45]*[.F45]" office:value-type="float" office:value="3602940" calcext:value-type="float">
            <text:p>3602940</text:p>
          </table:table-cell>
          <table:table-cell table:style-name="ce57" office:value-type="float" office:value="221" calcext:value-type="float">
            <text:p>221</text:p>
          </table:table-cell>
          <table:table-cell table:style-name="ce57" office:value-type="float" office:value="236" calcext:value-type="float">
            <text:p>236</text:p>
          </table:table-cell>
          <table:table-cell table:style-name="ce57" office:value-type="float" office:value="220" calcext:value-type="float">
            <text:p>220</text:p>
          </table:table-cell>
          <table:table-cell table:formula="of:=[.H45]*[.I45]*[.J45]" office:value-type="float" office:value="11474320" calcext:value-type="float">
            <text:p>1147432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2173" calcext:value-type="float">
            <text:p>2173</text:p>
          </table:table-cell>
          <table:table-cell table:style-name="ce57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łóżko szare,tapice</text:p>
          </table:table-cell>
          <table:table-cell office:value-type="currency" office:currency="PLN" office:value="1179" calcext:value-type="currency">
            <text:p>1,179.00 zł</text:p>
          </table:table-cell>
          <table:table-cell office:value-type="currency" office:currency="PLN" office:value="8463" calcext:value-type="currency">
            <text:p>8,463.00 zł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16" calcext:value-type="float">
            <text:p>216</text:p>
          </table:table-cell>
          <table:table-cell table:formula="of:=[.D46]*[.E46]*[.F46]" office:value-type="float" office:value="4161456" calcext:value-type="float">
            <text:p>4161456</text:p>
          </table:table-cell>
          <table:table-cell table:number-columns-repeated="2" table:style-name="ce57" office:value-type="float" office:value="223" calcext:value-type="float">
            <text:p>223</text:p>
          </table:table-cell>
          <table:table-cell table:style-name="ce57" office:value-type="float" office:value="208" calcext:value-type="float">
            <text:p>208</text:p>
          </table:table-cell>
          <table:table-cell table:formula="of:=[.H46]*[.I46]*[.J46]" office:value-type="float" office:value="10343632" calcext:value-type="float">
            <text:p>1034363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2" calcext:value-type="float">
            <text:p>162</text:p>
          </table:table-cell>
          <table:table-cell table:style-name="ce75" office:value-type="float" office:value="2108" calcext:value-type="float">
            <text:p>2108</text:p>
          </table:table-cell>
          <table:table-cell table:style-name="ce1" office:value-type="float" office:value="1200" calcext:value-type="float">
            <text:p>1200</text:p>
          </table:table-cell>
        </table:table-row>
        <table:table-row table:style-name="ro1">
          <table:table-cell table:style-name="ce6" office:value-type="string" calcext:value-type="string">
            <text:p>razem</text:p>
          </table:table-cell>
          <table:table-cell table:style-name="ce14" table:formula="of:=SUM([.B42:.B46])" office:value-type="currency" office:currency="PLN" office:value="6778" calcext:value-type="currency">
            <text:p>6,778.00 zł</text:p>
          </table:table-cell>
          <table:table-cell table:style-name="ce14" table:formula="of:=SUM([.C42:.C46])" office:value-type="currency" office:currency="PLN" office:value="30726" calcext:value-type="currency">
            <text:p>30,726.00 zł</text:p>
          </table:table-cell>
          <table:table-cell table:style-name="ce6" table:number-columns-repeated="13"/>
        </table:table-row>
        <table:table-row table:style-name="ro1">
          <table:table-cell table:style-name="ce9" office:value-type="string" calcext:value-type="string">
            <text:p>średnia</text:p>
          </table:table-cell>
          <table:table-cell table:style-name="ce17" table:formula="of:=[.B47]/5" office:value-type="currency" office:currency="PLN" office:value="1355.6" calcext:value-type="currency">
            <text:p>1,355.60 zł</text:p>
          </table:table-cell>
          <table:table-cell table:style-name="ce17" table:formula="of:=[.C47]/5" office:value-type="currency" office:currency="PLN" office:value="6145.2" calcext:value-type="currency">
            <text:p>6,145.20 zł</text:p>
          </table:table-cell>
          <table:table-cell table:style-name="ce9" table:number-columns-repeated="3"/>
          <table:table-cell table:style-name="ce7" table:formula="of:=([.G43]+[.G44]+[.G45]+[.G46])/4" office:value-type="float" office:value="4131214.9" calcext:value-type="float">
            <text:p>4131214.9</text:p>
          </table:table-cell>
          <table:table-cell table:style-name="ce9" table:number-columns-repeated="3"/>
          <table:table-cell table:style-name="ce7" table:formula="of:=([.K43]+[.K44]+[.K45]+[.K46])/4" office:value-type="float" office:value="8515373" calcext:value-type="float">
            <text:p>8515373</text:p>
          </table:table-cell>
          <table:table-cell table:style-name="ce7" table:formula="of:=([.L43]+[.L44]+[.L45]+[.L46])/4" office:value-type="float" office:value="51.25" calcext:value-type="float">
            <text:p>51.25</text:p>
          </table:table-cell>
          <table:table-cell table:style-name="ce7" table:formula="of:=([.M43]+[.M44]+[.M45]+[.M46])/4" office:value-type="float" office:value="45.75" calcext:value-type="float">
            <text:p>45.75</text:p>
          </table:table-cell>
          <table:table-cell table:style-name="ce7" table:formula="of:=([.N43]+[.N44]+[.N45]+[.N46])/4" office:value-type="float" office:value="321" calcext:value-type="float">
            <text:p>321</text:p>
          </table:table-cell>
          <table:table-cell table:style-name="ce7" table:formula="of:=([.O43]+[.O44]+[.O45]+[.O46])/4" office:value-type="float" office:value="2073.75" calcext:value-type="float">
            <text:p>2073.75</text:p>
          </table:table-cell>
          <table:table-cell table:style-name="ce7" table:formula="of:=([.P43]+[.P44]+[.P45]+[.P46])/4" office:value-type="float" office:value="1200" calcext:value-type="float">
            <text:p>1200</text:p>
          </table:table-cell>
        </table:table-row>
        <table:table-row table:style-name="ro1">
          <table:table-cell table:style-name="ce10" office:value-type="string" calcext:value-type="string">
            <text:p>stosunek CA/PL</text:p>
          </table:table-cell>
          <table:table-cell table:style-name="ce20" table:formula="of:=[.C48]/[.B48]" office:value-type="float" office:value="4.53319563293007" calcext:value-type="float" table:number-columns-spanned="2" table:number-rows-spanned="1">
            <text:p>4.53319563293007</text:p>
          </table:table-cell>
          <table:covered-table-cell table:style-name="ce20"/>
          <table:table-cell table:style-name="ce40" table:number-columns-repeated="3"/>
          <table:table-cell table:style-name="ce10"/>
          <table:table-cell table:style-name="ce40" table:number-columns-repeated="4"/>
          <table:table-cell table:style-name="ce10" table:number-columns-repeated="5"/>
        </table:table-row>
        <table:table-row table:style-name="ro1">
          <table:table-cell table:style-name="ce11" office:value-type="string" calcext:value-type="string">
            <text:p>średnia cena</text:p>
          </table:table-cell>
          <table:table-cell table:style-name="ce21" table:formula="of:=([.B20]+[.B29]+[.B39]+[.B48])/4" office:value-type="currency" office:currency="PLN" office:value="1831.225" calcext:value-type="currency">
            <text:p>1,831.23 zł</text:p>
          </table:table-cell>
          <table:table-cell table:style-name="ce21" table:formula="of:=([.C20]+[.C29]+[.C39]+[.C48])/4" office:value-type="currency" office:currency="PLN" office:value="5516.46666666667" calcext:value-type="currency">
            <text:p>5,516.47 zł</text:p>
          </table:table-cell>
          <table:table-cell table:style-name="Default" table:number-columns-repeated="3"/>
          <table:table-cell table:style-name="ce45" table:number-columns-repeated="5"/>
          <table:table-cell table:style-name="ce45" office:value-type="string" calcext:value-type="string" table:number-columns-spanned="2" table:number-rows-spanned="1">
            <text:p>Cena średnia w danej kategorii</text:p>
          </table:table-cell>
          <table:covered-table-cell table:style-name="ce45"/>
          <table:table-cell table:style-name="ce11" table:formula="of:=([.N11]+[.N20]+[.N29]+[.N39]+[.N48])/5" office:value-type="float" office:value="203.15" calcext:value-type="float">
            <text:p>203.15</text:p>
          </table:table-cell>
          <table:table-cell table:style-name="ce11" table:formula="of:=([.O11]+[.O20]+[.O29]+[.O39]+[.O48])/5" office:value-type="float" office:value="1235.75" calcext:value-type="float">
            <text:p>1235.75</text:p>
          </table:table-cell>
          <table:table-cell table:style-name="ce11" table:formula="of:=([.P11]+[.P20]+[.P29]+[.P39]+[.P48])/5" office:value-type="float" office:value="953.2" calcext:value-type="float">
            <text:p>953.2</text:p>
          </table:table-cell>
        </table:table-row>
        <table:table-row table:style-name="ro1">
          <table:table-cell table:style-name="ce44" office:value-type="string" calcext:value-type="string">
            <text:p>średni stosunek CA/PL</text:p>
          </table:table-cell>
          <table:table-cell table:style-name="ce22" table:formula="of:=[.C50]/[.B50]" office:value-type="float" office:value="3.01244613123274" calcext:value-type="float" table:number-columns-spanned="2" table:number-rows-spanned="1">
            <text:p>3.01244613123274</text:p>
          </table:table-cell>
          <table:covered-table-cell table:style-name="ce44"/>
          <table:table-cell table:style-name="Default" table:number-columns-repeated="3"/>
          <table:table-cell table:style-name="ce45" table:number-columns-repeated="5"/>
          <table:table-cell table:style-name="ce45" office:value-type="string" calcext:value-type="string" table:number-columns-spanned="2" table:number-rows-spanned="1">
            <text:p>Cena średnia polska ↔ kanada (door-to-door)</text:p>
          </table:table-cell>
          <table:covered-table-cell table:style-name="ce45"/>
          <table:table-cell table:style-name="ce45"/>
          <table:table-cell table:style-name="ce11" table:formula="of:=[.O50]+[.P50]" office:value-type="float" office:value="2188.95" calcext:value-type="float">
            <text:p>2188.95</text:p>
          </table:table-cell>
          <table:table-cell table:style-name="ce45"/>
        </table:table-row>
        <table:table-row table:style-name="ro1">
          <table:table-cell table:style-name="ce45" table:number-columns-repeated="3"/>
          <table:table-cell table:style-name="Default" table:number-columns-repeated="3"/>
          <table:table-cell table:style-name="ce45" table:number-columns-repeated="7"/>
          <table:table-cell table:style-name="ce38" table:formula="of:=[.P50]/[.N50]" office:value-type="float" office:value="4.69209943391583" calcext:value-type="float" table:number-columns-spanned="3" table:number-rows-spanned="1">
            <text:p>4.69209943391583</text:p>
          </table:table-cell>
          <table:covered-table-cell table:number-columns-repeated="2" table:style-name="ce38"/>
        </table:table-row>
        <table:table-row table:style-name="ro1" table:number-rows-repeated="2">
          <table:table-cell table:style-name="ce45" table:number-columns-repeated="3"/>
          <table:table-cell table:style-name="Default" table:number-columns-repeated="3"/>
          <table:table-cell table:style-name="ce45" table:number-columns-repeated="10"/>
        </table:table-row>
        <table:table-row table:style-name="ro1">
          <table:table-cell table:style-name="ce45" table:number-columns-repeated="3"/>
          <table:table-cell table:style-name="Default" table:number-columns-repeated="3"/>
          <table:table-cell table:style-name="ce1" office:value-type="string" calcext:value-type="string" table:number-columns-spanned="2" table:number-rows-spanned="1">
            <text:p>średnia cena w polsce</text:p>
          </table:table-cell>
          <table:covered-table-cell table:style-name="ce1"/>
          <table:table-cell table:style-name="ce57" office:value-type="string" calcext:value-type="string" table:number-columns-spanned="3" table:number-rows-spanned="1">
            <text:p>średni koszt transportu pl ↔ ca</text:p>
          </table:table-cell>
          <table:covered-table-cell table:number-columns-repeated="2" table:style-name="ce57"/>
          <table:table-cell table:style-name="ce1" office:value-type="string" calcext:value-type="string" table:number-columns-spanned="3" table:number-rows-spanned="1">
            <text:p>średnia cena w kanadzi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średnia cena transportu w kanadzie</text:p>
          </table:table-cell>
          <table:covered-table-cell table:style-name="ce1"/>
        </table:table-row>
        <table:table-row table:style-name="ro1">
          <table:table-cell table:style-name="ce45" table:number-columns-repeated="3"/>
          <table:table-cell table:style-name="Default" table:number-columns-repeated="3"/>
          <table:table-cell table:style-name="ce62" table:formula="of:=[.B50]" office:value-type="currency" office:currency="PLN" office:value="1831.225" calcext:value-type="currency" table:number-columns-spanned="2" table:number-rows-spanned="1">
            <text:p>1,831.23 zł</text:p>
          </table:table-cell>
          <table:covered-table-cell table:style-name="ce1"/>
          <table:table-cell table:style-name="ce57" table:formula="of:=[.O51]" office:value-type="float" office:value="2188.95" calcext:value-type="float" table:number-columns-spanned="3" table:number-rows-spanned="1">
            <text:p>2188.95</text:p>
          </table:table-cell>
          <table:covered-table-cell table:number-columns-repeated="2" table:style-name="ce57"/>
          <table:table-cell table:style-name="ce62" table:formula="of:=[.C50]" office:value-type="currency" office:currency="PLN" office:value="5516.46666666667" calcext:value-type="currency" table:number-columns-spanned="3" table:number-rows-spanned="1">
            <text:p>5,516.47 zł</text:p>
          </table:table-cell>
          <table:covered-table-cell table:number-columns-repeated="2" table:style-name="ce1"/>
          <table:table-cell table:style-name="ce1" table:formula="of:=[.P50]" office:value-type="float" office:value="953.2" calcext:value-type="float" table:number-columns-spanned="2" table:number-rows-spanned="1">
            <text:p>953.2</text:p>
          </table:table-cell>
          <table:covered-table-cell table:style-name="ce1"/>
        </table:table-row>
        <table:table-row table:style-name="ro1">
          <table:table-cell table:style-name="ce45" table:number-columns-repeated="3"/>
          <table:table-cell table:style-name="Default" table:number-columns-repeated="3"/>
          <table:table-cell table:style-name="ce62" table:formula="of:=[.G56]+[.I56]" office:value-type="currency" office:currency="PLN" office:value="4020.175" calcext:value-type="currency" table:number-columns-spanned="5" table:number-rows-spanned="1">
            <text:p>4,020.18 zł</text:p>
          </table:table-cell>
          <table:covered-table-cell table:number-columns-repeated="4" table:style-name="ce1"/>
          <table:table-cell table:style-name="ce62" table:formula="of:=[.L56]+[.O56]" office:value-type="currency" office:currency="PLN" office:value="6469.66666666667" calcext:value-type="currency" table:number-columns-spanned="5" table:number-rows-spanned="1">
            <text:p>6,469.67 zł</text:p>
          </table:table-cell>
          <table:covered-table-cell table:number-columns-repeated="4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6:00:55.28250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5:36:00.093009028</meta:creation-date>
    <dc:date>2017-05-13T16:01:45.907229880</dc:date>
    <meta:editing-duration>PT8M23S</meta:editing-duration>
    <meta:editing-cycles>6</meta:editing-cycles>
    <meta:generator>LibreOffice/5.3.1.2$Linux_X86_64 LibreOffice_project/30m0$Build-2</meta:generator>
    <meta:document-statistic meta:table-count="1" meta:cell-count="530" meta:object-count="0"/>
  </office:meta>
</office:document-meta>
</file>